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DeliveryException.MessageDeliveryException( Message &lt; ? &gt; undeliveredMessage , String description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DeliveryException.MessageDeliveryException( Message &lt; ? &gt; undeliver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DeliveryException.MessageDeliveryException( Message &lt; ? &gt; undeliveredMessage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DeliveryException.MessageDeliveryExce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DeliveryException.MessageDeliveryException( Message &lt; ? &gt;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